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9.283cm" fo:margin-left="0.526cm" fo:margin-right="1.154cm" table:align="margins"/>
    </style:style>
    <style:style style:name="Table1.A" style:family="table-column">
      <style:table-column-properties style:column-width="2.33cm" style:rel-column-width="16449*"/>
    </style:style>
    <style:style style:name="Table1.B" style:family="table-column">
      <style:table-column-properties style:column-width="6.953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5.704cm" fo:margin-left="1.154cm" fo:margin-right="-0.097cm" table:align="margins"/>
    </style:style>
    <style:style style:name="Table2.A" style:family="table-column">
      <style:table-column-properties style:column-width="5.704cm" style:rel-column-width="65535*"/>
    </style:style>
    <style:style style:name="Table2.1" style:family="table-row">
      <style:table-row-properties style:min-row-height="1.663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9.283cm" fo:margin-left="0.526cm" fo:margin-right="1.154cm" table:align="margins"/>
    </style:style>
    <style:style style:name="Table3.A" style:family="table-column">
      <style:table-column-properties style:column-width="2.33cm" style:rel-column-width="16449*"/>
    </style:style>
    <style:style style:name="Table3.B" style:family="table-column">
      <style:table-column-properties style:column-width="6.953cm" style:rel-column-width="4908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5.704cm" fo:margin-left="1.154cm" fo:margin-right="-0.097cm" table:align="margins"/>
    </style:style>
    <style:style style:name="Table4.A" style:family="table-column">
      <style:table-column-properties style:column-width="5.704cm" style:rel-column-width="65535*"/>
    </style:style>
    <style:style style:name="Table4.1" style:family="table-row">
      <style:table-row-properties style:min-row-height="1.663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9.331cm" fo:margin-left="0.526cm" fo:margin-right="1.106cm" table:align="margins"/>
    </style:style>
    <style:style style:name="Table5.A" style:family="table-column">
      <style:table-column-properties style:column-width="2.332cm" style:rel-column-width="16377*"/>
    </style:style>
    <style:style style:name="Table5.B" style:family="table-column">
      <style:table-column-properties style:column-width="6.999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6.816cm" fo:margin-left="0.088cm" fo:margin-right="-0.097cm" table:align="margins"/>
    </style:style>
    <style:style style:name="Table6.A" style:family="table-column">
      <style:table-column-properties style:column-width="6.816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Recherche par mot clé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Mots clé(s):</text:p>
                </table:table-cell>
                <table:table-cell table:style-name="Table5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10">Unix<text:span text:style-name="T1">*</text:span>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5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7"/>
            <text:p text:style-name="P7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4">Unix</text:p>
                        <text:p text:style-name="P4">OpenBSD</text:p>
                        <text:p text:style-name="P4">Système, Informatiqu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4">OpenSSH</text:p>
                        <text:p text:style-name="P4">Nouveau rootkit : Les pills </text:p>
                        <text:p text:style-name="P4">Debian ou Ubuntu ?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sz</meta:initial-creator>
    <meta:creation-date>2008-11-25T13:20:40</meta:creation-date>
    <dc:date>2008-12-03T10:44:35</dc:date>
    <meta:editing-cycles>45</meta:editing-cycles>
    <meta:editing-duration>PT1H26M7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15" meta:word-count="30" meta:character-count="252"/>
  </office:meta>
</office:document-meta>
</file>